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9.521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12.615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8.331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13.091cm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cm" svg:height="9.771cm" svg:x="1.75cm" svg:y="11.979cm">
          <draw:text-box>
            <text:p>{</text:p>
            <text:p><text:s text:c="4"/>"$schema": "http://json-schema.org/draft-04/schema#",</text:p>
            <text:p><text:s text:c="4"/>"title": "opentelemetry config",</text:p>
            <text:p><text:s text:c="4"/>"properties": {</text:p>
            <text:p><text:s text:c="8"/>"max_length_grpc_log": {</text:p>
            <text:p><text:s text:c="12"/>"description:": "max dump length of a otel grpc object",</text:p>
            <text:p><text:s text:c="12"/>"type": "integer",</text:p>
            <text:p><text:s text:c="12"/>"min": -1</text:p>
            <text:p><text:s text:c="8"/>},</text:p>
            <text:p><text:s text:c="8"/>"grpc_json_log": {</text:p>
            <text:p><text:s text:c="12"/>"description": "true if we log otl grpc object to json format",</text:p>
            <text:p><text:s text:c="12"/>"type": "boolean"</text:p>
            <text:p><text:s text:c="8"/>},</text:p>
            <text:p><text:s text:c="8"/>"second_fifo_expiry": {</text:p>
            <text:p><text:s text:c="12"/>"description:": "lifetime of data points in fifos",</text:p>
            <text:p><text:s text:c="12"/>"type": "integer",</text:p>
            <text:p><text:s text:c="12"/>"min": 30</text:p>
            <text:p><text:s text:c="8"/>},</text:p>
            <text:p><text:s text:c="8"/>"max_fifo_size": {</text:p>
            <text:p><text:s text:c="12"/>"description:": "max number of data points in fifos",</text:p>
            <text:p><text:s text:c="12"/>"type": "integer",</text:p>
            <text:p><text:s text:c="12"/>"min": 1</text:p>
            <text:p><text:s text:c="8"/>},</text:p>
            <text:p><text:s text:c="8"/>"otel_server": {</text:p>
            <text:p><text:s text:c="12"/>"description": "otel grpc config",</text:p>
            <text:p><text:s text:c="12"/>"type": "object"</text:p>
            <text:p><text:s text:c="8"/>},</text:p>
            <text:p><text:s text:c="8"/>"telegraf_conf_server": {</text:p>
            <text:p><text:s text:c="12"/>"description": "http(s) telegraf config server",</text:p>
            <text:p><text:s text:c="12"/>"type": "object"</text:p>
            <text:p><text:s text:c="8"/>},</text:p>
            <text:p><text:s text:c="8"/>"centreon_agent": {</text:p>
            <text:p><text:s text:c="12"/>"description": "config of centreon_agent",</text:p>
            <text:p><text:s text:c="12"/>"type": "object"</text:p>
            <text:p><text:s text:c="8"/>}</text:p>
            <text:p><text:s text:c="6"/>}, </text:p>
            <text:p><text:s text:c="6"/>"type" : "object"</text:p>
            <text:p>}</text:p>
          </draw:text-box>
        </draw:frame>
        <draw:frame draw:style-name="gr2" draw:text-style-name="P1" draw:layer="layout" svg:width="7cm" svg:height="12.865cm" svg:x="27.5cm" svg:y="9cm">
          <draw:text-box>
            <text:p>{</text:p>
            <text:p><text:s text:c="4"/>"$schema": "http://json-schema.org/draft-04/schema#",</text:p>
            <text:p><text:s text:c="4"/>"title": "grpc config",</text:p>
            <text:p><text:s text:c="4"/>"properties": {</text:p>
            <text:p><text:s text:c="8"/>"host": {</text:p>
            <text:p><text:s text:c="12"/>"description": "IP or dns name",</text:p>
            <text:p><text:s text:c="12"/>"type": "string",</text:p>
            <text:p><text:s text:c="12"/>"minLength": 5</text:p>
            <text:p><text:s text:c="8"/>},</text:p>
            <text:p><text:s text:c="8"/>"port": {</text:p>
            <text:p><text:s text:c="12"/>"description": "port to listen",</text:p>
            <text:p><text:s text:c="12"/>"type": "integer",</text:p>
            <text:p><text:s text:c="12"/>"minimum": 1024,</text:p>
            <text:p><text:s text:c="12"/>"maximum": 65535</text:p>
            <text:p><text:s text:c="8"/>},</text:p>
            <text:p><text:s text:c="8"/>"encryption": {</text:p>
            <text:p><text:s text:c="12"/>"description": "true if https",</text:p>
            <text:p><text:s text:c="12"/>"type": "boolean"</text:p>
            <text:p><text:s text:c="8"/>},</text:p>
            <text:p><text:s text:c="8"/>"public_cert": {</text:p>
            <text:p><text:s text:c="12"/>"description": "path of certificate file .crt",</text:p>
            <text:p><text:s text:c="12"/>"type": "string"</text:p>
            <text:p><text:s text:c="8"/>},</text:p>
            <text:p><text:s text:c="8"/>"private_key": {</text:p>
            <text:p><text:s text:c="12"/>"description": "path of certificate file .key",</text:p>
            <text:p><text:s text:c="12"/>"type": "string"</text:p>
            <text:p><text:s text:c="8"/>},</text:p>
            <text:p><text:s text:c="8"/>"ca_certificate": {</text:p>
            <text:p><text:s text:c="12"/>"description": "path of authority certificate file .crt",</text:p>
            <text:p><text:s text:c="12"/>"type": "string"</text:p>
            <text:p><text:s text:c="8"/>},</text:p>
            <text:p><text:s text:c="8"/>"ca_name": {</text:p>
            <text:p><text:s text:c="12"/>"description": "name of authority certificate",</text:p>
            <text:p><text:s text:c="12"/>"type": "string"</text:p>
            <text:p><text:s text:c="8"/>},</text:p>
            <text:p><text:s text:c="8"/>"compression": {</text:p>
            <text:p><text:s text:c="12"/>"description": "activate compression",</text:p>
            <text:p><text:s text:c="12"/>"type": "boolean"</text:p>
            <text:p><text:s text:c="8"/>},</text:p>
            <text:p><text:s text:c="8"/>"keepalive_interval": {</text:p>
            <text:p><text:s text:c="12"/>"description": "delay between 2 keepalive tcp packet",</text:p>
            <text:p><text:s text:c="12"/>"type": "integer",</text:p>
            <text:p><text:s text:c="12"/>"minimum": -1,</text:p>
            <text:p><text:s text:c="12"/>"maximum": 3600</text:p>
            <text:p><text:s text:c="8"/>}</text:p>
            <text:p><text:s text:c="4"/>},</text:p>
            <text:p><text:s text:c="4"/>"required": [</text:p>
            <text:p><text:s text:c="17"/>"host",</text:p>
            <text:p><text:s text:c="17"/>"port"</text:p>
            <text:p><text:s text:c="17"/>],</text:p>
            <text:p><text:s text:c="4"/>"type": "object"</text:p>
            <text:p>}</text:p>
          </draw:text-box>
        </draw:frame>
        <draw:frame draw:style-name="gr3" draw:text-style-name="P1" draw:layer="layout" svg:width="10cm" svg:height="8.581cm" svg:x="11.5cm" svg:y="18.669cm">
          <draw:text-box>
            <text:p>{</text:p>
            <text:p><text:s text:c="4"/>"$schema": "http://json-schema.org/draft-04/schema#",</text:p>
            <text:p><text:s text:c="4"/>"title": "centreon agent config",</text:p>
            <text:p><text:s text:c="4"/>"properties": {</text:p>
            <text:p><text:s text:c="8"/>"check_interval": {</text:p>
            <text:p><text:s text:c="12"/>"description": "interval in seconds between two checks",</text:p>
            <text:p><text:s text:c="12"/>"type": "integer",</text:p>
            <text:p><text:s text:c="12"/>"minimum": 10</text:p>
            <text:p><text:s text:c="8"/>},</text:p>
            <text:p><text:s text:c="8"/>"max_concurrent_checks": {</text:p>
            <text:p><text:s text:c="12"/>"description": "maximum of running checks at the same time",</text:p>
            <text:p><text:s text:c="12"/>"type": "integer",</text:p>
            <text:p><text:s text:c="12"/>"minimum": 1</text:p>
            <text:p><text:s text:c="8"/>},</text:p>
            <text:p><text:s text:c="8"/>"export_period": {</text:p>
            <text:p><text:s text:c="12"/>"description": "period in second of agent metric export",</text:p>
            <text:p><text:s text:c="12"/>"type": "integer",</text:p>
            <text:p><text:s text:c="12"/>"minimum": 10</text:p>
            <text:p><text:s text:c="8"/>},</text:p>
            <text:p><text:s text:c="8"/>"check_timeout": {</text:p>
            <text:p><text:s text:c="12"/>"description": "check running timeout",</text:p>
            <text:p><text:s text:c="12"/>"type": "integer",</text:p>
            <text:p><text:s text:c="12"/>"minimum": 1</text:p>
            <text:p><text:s text:c="8"/>},</text:p>
            <text:p><text:s text:c="8"/>"reverse_connections": {</text:p>
            <text:p><text:s text:c="12"/>"description": "array of agent endpoints (reverse mode, engine connects to centreon-agent) ",</text:p>
            <text:p><text:s text:c="12"/>"type": "array",</text:p>
            <text:p><text:s text:c="12"/>"items": {</text:p>
            <text:p><text:s text:c="14"/>"type" : "object"</text:p>
            <text:p><text:s text:c="12"/>}</text:p>
            <text:p><text:s text:c="8"/>}</text:p>
            <text:p><text:s text:c="4"/>},</text:p>
            <text:p><text:s text:c="4"/>"type": "object"</text:p>
            <text:p>}</text:p>
          </draw:text-box>
        </draw:frame>
        <draw:frame draw:style-name="gr4" draw:text-style-name="P1" draw:layer="layout" svg:width="9.5cm" svg:height="13.341cm" svg:x="12cm" svg:y="1.25cm">
          <draw:text-box>
            <text:p>{</text:p>
            <text:p><text:s text:c="4"/>"$schema": "http://json-schema.org/draft-04/schema#",</text:p>
            <text:p><text:s text:c="4"/>"title": "telegraf config",</text:p>
            <text:p><text:s text:c="4"/>"properties": {</text:p>
            <text:p><text:s text:c="8"/>"http_server" : {</text:p>
            <text:p><text:s text:c="10"/>"listen_address": {</text:p>
            <text:p><text:s text:c="14"/>"description": "IP",</text:p>
            <text:p><text:s text:c="14"/>"type": "string",</text:p>
            <text:p><text:s text:c="14"/>"minLength": 5</text:p>
            <text:p><text:s text:c="10"/>},</text:p>
            <text:p><text:s text:c="10"/>"port": {</text:p>
            <text:p><text:s text:c="14"/>"description": "port to listen",</text:p>
            <text:p><text:s text:c="14"/>"type": "integer",</text:p>
            <text:p><text:s text:c="14"/>"minimum": 80,</text:p>
            <text:p><text:s text:c="14"/>"maximum": 65535</text:p>
            <text:p><text:s text:c="10"/>},</text:p>
            <text:p><text:s text:c="10"/>"encryption": {</text:p>
            <text:p><text:s text:c="14"/>"description": "true if https",</text:p>
            <text:p><text:s text:c="14"/>"type": "boolean"</text:p>
            <text:p><text:s text:c="10"/>},</text:p>
            <text:p><text:s text:c="10"/>"keepalive_interval": {</text:p>
            <text:p><text:s text:c="14"/>"description": "delay between 2 keepalive tcp packet, 0 no keepalive packets",</text:p>
            <text:p><text:s text:c="14"/>"type": "integer",</text:p>
            <text:p><text:s text:c="14"/>"minimum": 0,</text:p>
            <text:p><text:s text:c="14"/>"maximum": 3600</text:p>
            <text:p><text:s text:c="10"/>},</text:p>
            <text:p><text:s text:c="10"/>"certificate_path": {</text:p>
            <text:p><text:s text:c="14"/>"description": "path of the certificate file of the server",</text:p>
            <text:p><text:s text:c="14"/>"type": "string",</text:p>
            <text:p><text:s text:c="14"/>"minLength": 5</text:p>
            <text:p><text:s text:c="10"/>},</text:p>
            <text:p><text:s text:c="10"/>"key_path": {</text:p>
            <text:p><text:s text:c="14"/>"description": "path of the key file",</text:p>
            <text:p><text:s text:c="14"/>"type": "string",</text:p>
            <text:p><text:s text:c="14"/>"minLength": 5</text:p>
            <text:p><text:s text:c="10"/>}</text:p>
            <text:p><text:s text:c="8"/>},</text:p>
            <text:p><text:s text:c="8"/>"check_interval": {</text:p>
            <text:p><text:s text:c="12"/>"description": "interval in seconds between two checks (param [agent] interval) ",</text:p>
            <text:p><text:s text:c="12"/>"type": "integer",</text:p>
            <text:p><text:s text:c="12"/>"minimum": 10</text:p>
            <text:p><text:s text:c="8"/>},</text:p>
            <text:p><text:s text:c="8"/>"engine_otel_endpoint": {</text:p>
            <text:p><text:s text:c="12"/>"description": "opentelemetry engine grpc server",</text:p>
            <text:p><text:s text:c="12"/>"type": "string",</text:p>
            <text:p><text:s text:c="12"/>"minLength": 5</text:p>
            <text:p><text:s text:c="8"/>}</text:p>
            <text:p><text:s text:c="4"/>},</text:p>
            <text:p><text:s text:c="4"/>"required":[</text:p>
            <text:p><text:s text:c="6"/>"engine_otel_endpoint"</text:p>
            <text:p><text:s text:c="4"/>],</text:p>
            <text:p><text:s text:c="4"/>"type": "object"</text:p>
            <text:p>}</text:p>
          </draw:text-box>
        </draw:frame>
        <draw:line draw:style-name="gr5" draw:text-style-name="P2" draw:layer="layout" svg:x1="5.75cm" svg:y1="18cm" svg:x2="27.5cm" svg:y2="15.75cm">
          <text:p/>
        </draw:line>
        <draw:line draw:style-name="gr6" draw:text-style-name="P2" draw:layer="layout" svg:x1="4.25cm" svg:y1="20.25cm" svg:x2="11.5cm" svg:y2="21.75cm">
          <text:p/>
        </draw:line>
        <draw:line draw:style-name="gr7" draw:text-style-name="P2" draw:layer="layout" svg:x1="4.25cm" svg:y1="19cm" svg:x2="12cm" svg:y2="9.25cm">
          <text:p/>
        </draw:line>
        <draw:line draw:style-name="gr8" draw:text-style-name="P2" draw:layer="layout" svg:x1="14cm" svg:y1="25.5cm" svg:x2="27.5cm" svg:y2="20.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20T17:11:06.930958056</meta:creation-date>
    <meta:editing-cycles>1</meta:editing-cycles>
    <meta:editing-duration>PT4M54S</meta:editing-duration>
    <dc:title>open telemetry engine configuration </dc:title>
    <dc:date>2024-08-20T17:26:34.695323684</dc:date>
    <meta:document-statistic meta:object-count="8"/>
    <meta:generator>LibreOffice/7.3.7.2$Linux_X86_64 LibreOffice_project/30$Build-2</meta:generator>
  </office:meta>
</office:document-meta>
</file>